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10951f"/>
    </style:style>
    <style:style style:name="P2" style:family="paragraph" style:parent-style-name="Text_20_body" style:list-style-name="L1">
      <style:text-properties officeooo:rsid="0010951f" officeooo:paragraph-rsid="0010951f"/>
    </style:style>
    <style:style style:name="P3" style:family="paragraph" style:parent-style-name="Text_20_body" style:list-style-name="L2">
      <style:text-properties officeooo:rsid="00144597" officeooo:paragraph-rsid="00144597"/>
    </style:style>
    <style:style style:name="P4" style:family="paragraph" style:parent-style-name="Text_20_body" style:list-style-name="L3"/>
    <style:style style:name="P5" style:family="paragraph" style:parent-style-name="Text_20_body" style:list-style-name="L3">
      <style:paragraph-properties fo:text-align="start" style:justify-single-word="false"/>
      <style:text-properties officeooo:paragraph-rsid="00128e03"/>
    </style:style>
    <style:style style:name="P6" style:family="paragraph" style:parent-style-name="Text_20_body">
      <style:text-properties fo:font-weight="bold" officeooo:rsid="00128e03" officeooo:paragraph-rsid="00128e03" style:font-weight-asian="bold" style:font-weight-complex="bold"/>
    </style:style>
    <style:style style:name="P7" style:family="paragraph" style:parent-style-name="Text_20_body" style:list-style-name="L4">
      <style:text-properties officeooo:rsid="00128e03" officeooo:paragraph-rsid="00128e03"/>
    </style:style>
    <style:style style:name="P8" style:family="paragraph" style:parent-style-name="Text_20_body" style:list-style-name="L4">
      <style:text-properties officeooo:paragraph-rsid="00128e03"/>
    </style:style>
    <style:style style:name="T1" style:family="text">
      <style:text-properties officeooo:rsid="00128e03"/>
    </style:style>
    <style:style style:name="T2" style:family="text">
      <style:text-properties fo:font-family="Arial" style:font-family-generic="swiss" style:font-pitch="variable" fo:font-size="10pt" fo:letter-spacing="-0.004cm" fo:font-weight="bold" officeooo:rsid="001aee2b" style:font-size-asian="10pt" style:font-weight-asian="bold"/>
    </style:style>
    <style:style style:name="T3" style:family="text">
      <style:text-properties officeooo:rsid="0010951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Titre du projet :</text:span> <text:span text:style-name="T1">M</text:span><text:span text:style-name="T2">onmarti</text:span><text:line-break/><text:span text:style-name="Strong_20_Emphasis">Date :</text:span> <text:span text:style-name="T3">13/10/2025</text:span><text:line-break/><text:span text:style-name="Strong_20_Emphasis">Chef de projet / Réalisation :</text:span> <text:span text:style-name="T3">Morel </text:span><text:span text:style-name="T1">M</text:span><text:span text:style-name="T3">axence</text:span></text:p>
      <text:p text:style-name="Text_20_body"><text:span text:style-name="Strong_20_Emphasis"><text:s/>objectif :</text:span><text:line-break/> <text:span text:style-name="T3">créer un site de de recette collaboratif</text:span></text:p>
      <text:p text:style-name="Text_20_body"><text:span text:style-name="Strong_20_Emphasis">Périmètre (ce qui est inclus) :</text:span></text:p>
      <text:list text:style-name="L1">
        <text:list-item>
          <text:p text:style-name="P2">créer et partagé des recette</text:p>
        </text:list-item>
        <text:list-item>
          <text:p text:style-name="P2">donné la liste des ingrédient</text:p>
        </text:list-item>
        <text:list-item>
          <text:p text:style-name="P2">laissée des avis</text:p>
        </text:list-item>
      </text:list>
      <text:p text:style-name="Text_20_body"><text:span text:style-name="Strong_20_Emphasis">Hors périmètre (ce qui n’est pas inclus) :</text:span></text:p>
      <text:list text:style-name="L2">
        <text:list-item>
          <text:p text:style-name="P3">recherché des recette sur internet</text:p>
        </text:list-item>
      </text:list>
      <text:p text:style-name="Text_20_body"><text:span text:style-name="Strong_20_Emphasis">Contraintes principales :</text:span></text:p>
      <text:list text:style-name="L3">
        <text:list-item>
          <text:p text:style-name="P4">Budget : <text:span text:style-name="T3">0</text:span></text:p>
        </text:list-item>
        <text:list-item>
          <text:p text:style-name="P4">Deadline : <text:span text:style-name="T3">14/10/2025</text:span></text:p>
        </text:list-item>
        <text:list-item>
          <text:p text:style-name="P5">Technologies / plateforme : <text:span text:style-name="T3">laravel</text:span></text:p>
        </text:list-item>
      </text:list>
      <text:p text:style-name="P6">critère d’acceptation :</text:p>
      <text:list text:style-name="L4">
        <text:list-item>
          <text:p text:style-name="P7">créer des factorise</text:p>
        </text:list-item>
        <text:list-item>
          <text:p text:style-name="P7">créer des test</text:p>
        </text:list-item>
        <text:list-item>
          <text:p text:style-name="P7">mise en place de phpmyAdmin</text:p>
        </text:list-item>
      </text:list>
      <text:p text:style-name="Text_20_body"><text:span text:style-name="Strong_20_Emphasis">Livrables :</text:span></text:p>
      <text:list text:continue-numbering="true" text:style-name="L4">
        <text:list-item>
          <text:p text:style-name="P8"><text:span text:style-name="T1">un projet laravel </text:span></text:p>
        </text:list-item>
      </text:list>
      <text:p text:style-name="Text_20_body"><text:span text:style-name="Strong_20_Emphasis">Signatures :</text:span><text:line-break/>Client : <text:span text:style-name="T3">aftec </text:span>Réalisateur :<text:span text:style-name="T3">maxence morel </text:span>Date : <text:span text:style-name="T3">13/10/2025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3T14:38:50.332990800</meta:creation-date>
    <dc:date>2025-11-13T15:08:15.937807400</dc:date>
    <meta:editing-duration>PT19M8S</meta:editing-duration>
    <meta:editing-cycles>2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19" meta:word-count="112" meta:character-count="608" meta:non-whitespace-character-count="523"/>
  </office:meta>
</office:document-meta>
</file>